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5pt"/>
    </style:style>
    <style:style style:name="co2" style:family="table-column">
      <style:table-column-properties fo:break-before="auto" style:column-width="59.44pt"/>
    </style:style>
    <style:style style:name="co3" style:family="table-column">
      <style:table-column-properties fo:break-before="auto" style:column-width="103.89pt"/>
    </style:style>
    <style:style style:name="co4" style:family="table-column">
      <style:table-column-properties fo:break-before="auto" style:column-width="215.49pt"/>
    </style:style>
    <style:style style:name="co5" style:family="table-column">
      <style:table-column-properties fo:break-before="auto" style:column-width="48.36pt"/>
    </style:style>
    <style:style style:name="co6" style:family="table-column">
      <style:table-column-properties fo:break-before="auto" style:column-width="159.51pt"/>
    </style:style>
    <style:style style:name="co7" style:family="table-column">
      <style:table-column-properties fo:break-before="auto" style:column-width="46.91pt"/>
    </style:style>
    <style:style style:name="ro1" style:family="table-row">
      <style:table-row-properties style:row-height="26.25pt" fo:break-before="auto" style:use-optimal-row-height="true"/>
    </style:style>
    <style:style style:name="ro2" style:family="table-row">
      <style:table-row-properties style:row-height="30.76pt" fo:break-before="auto" style:use-optimal-row-height="true"/>
    </style:style>
    <style:style style:name="ro3" style:family="table-row">
      <style:table-row-properties style:row-height="45.75pt" fo:break-before="auto" style:use-optimal-row-height="true"/>
    </style:style>
    <style:style style:name="ro4" style:family="table-row">
      <style:table-row-properties style:row-height="75.74pt" fo:break-before="auto" style:use-optimal-row-height="true"/>
    </style:style>
    <style:style style:name="ro5" style:family="table-row">
      <style:table-row-properties style:row-height="60.75pt" fo:break-before="auto" style:use-optimal-row-height="true"/>
    </style:style>
    <style:style style:name="ro6" style:family="table-row">
      <style:table-row-properties style:row-height="105.76pt" fo:break-before="auto" style:use-optimal-row-height="true"/>
    </style:style>
    <style:style style:name="ro7" style:family="table-row">
      <style:table-row-properties style:row-height="90.74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color="#0000ff"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0000"/>
    </style:style>
    <style:style style:name="T3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00ff"/>
    </style:style>
    <style:style style:name="T4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800000"/>
    </style:style>
    <style:style style:name="T5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8000"/>
    </style:style>
    <style:style style:name="T6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ff00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-is-between(0,1)" table:allow-empty-cell="true" table:base-cell-address="PSCST.G2">
          <table:help-message table:display="true"/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PSCST.K2"/>
      </table:content-validations>
      <table:table table:name="PSCS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number-columns-repeated="2" table:default-cell-style-name="ce7"/>
        <table:table-column table:style-name="co4" table:default-cell-style-name="ce3"/>
        <table:table-column table:style-name="co5" table:number-columns-repeated="4" table:default-cell-style-name="ce3"/>
        <table:table-column table:style-name="co3" table:default-cell-style-name="ce3"/>
        <table:table-column table:style-name="co6" table:default-cell-style-name="ce15"/>
        <table:table-column table:style-name="co6" table:default-cell-style-name="ce17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ROUTINE</text:p>
          </table:table-cell>
          <table:table-cell table:style-name="ce4" office:value-type="string" calcext:value-type="string">
            <text:p>LINE NUMBER</text:p>
          </table:table-cell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GLOBAL</text:p>
          </table:table-cell>
          <table:table-cell table:style-name="ce5" office:value-type="string" calcext:value-type="string">
            <text:p>FILEMAN FILE</text:p>
          </table:table-cell>
          <table:table-cell table:style-name="ce5" office:value-type="string" calcext:value-type="string">
            <text:p>CODE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Set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Kill</text:p>
          </table:table-cell>
          <table:table-cell table:style-name="ce12" office:value-type="string" calcext:value-type="string">
            <text:p>Routine Type</text:p>
          </table:table-cell>
          <table:table-cell table:style-name="ce13" office:value-type="string" calcext:value-type="string">
            <text:p>API Suggestion</text:p>
          </table:table-cell>
          <table:table-cell table:style-name="ce13" office:value-type="string" calcext:value-type="string">
            <text:p>Comment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SCST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8.4,</text:p>
          </table:table-cell>
          <table:table-cell table:style-name="ce6" office:value-type="string" calcext:value-type="string">
            <text:p>SPMP ASAP RECORD DEFINITION</text:p>
          </table:table-cell>
          <table:table-cell table:style-name="ce9" office:value-type="string" calcext:value-type="string">
            <text:p> <text:span text:style-name="T1">I </text:span><text:span text:style-name="T2">'</text:span><text:span text:style-name="T3">$O</text:span><text:span text:style-name="T2">(^PS(58.4,</text:span><text:span text:style-name="T4">PSCSSITE</text:span><text:span text:style-name="T2">,1,0)) </text:span><text:span text:style-name="T3">W </text:span><text:span text:style-name="T2">!!,*7,</text:span><text:span text:style-name="T5">"-- No transactions to list ! --" </text:span><text:span text:style-name="T3">G </text:span><text:span text:style-name="T6">Q1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/>
          <table:table-cell table:number-columns-repeated="1011"/>
        </table:table-row>
        <table:table-row table:style-name="ro3">
          <table:table-cell table:style-name="ce2" office:value-type="string" calcext:value-type="string">
            <text:p>PSCST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$EXTRACT</text:p>
          </table:table-cell>
          <table:table-cell table:style-name="ce6" office:value-type="string" calcext:value-type="string">
            <text:p>^PS(58.4,</text:p>
          </table:table-cell>
          <table:table-cell table:style-name="ce6" office:value-type="string" calcext:value-type="string">
            <text:p>SPMP ASAP RECORD DEFINITION</text:p>
          </table:table-cell>
          <table:table-cell table:style-name="ce9" office:value-type="string" calcext:value-type="string">
            <text:p> <text:span text:style-name="T1">I $D</text:span><text:span text:style-name="T2">(</text:span><text:span text:style-name="T4">PSCSQ</text:span><text:span text:style-name="T2">) </text:span><text:span text:style-name="T3">S </text:span><text:span text:style-name="T4">VIEW</text:span><text:span text:style-name="T2">=</text:span><text:span text:style-name="T3">$E</text:span><text:span text:style-name="T2">(^PS(58.4,</text:span><text:span text:style-name="T4">PSCSSITE</text:span><text:span text:style-name="T2">,3,</text:span><text:span text:style-name="T4">PSCSID</text:span><text:span text:style-name="T2">,2,</text:span><text:span text:style-name="T4">PSCSQ</text:span><text:span text:style-name="T2">,0))=</text:span><text:span text:style-name="T5">"Y"</text:span><text:span text:style-name="T2">,</text:span><text:span text:style-name="T4">PSCSQ</text:span><text:span text:style-name="T2">=</text:span><text:span text:style-name="T4">PSCSQ</text:span><text:span text:style-name="T2">+1 </text:span><text:span text:style-name="T3">G </text:span><text:span text:style-name="T6">TYPE</text:span>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/>
          <table:table-cell table:style-name="ce12" table:content-validation-name="val2" office:value-type="string" calcext:value-type="string">
            <text:p>Applications</text:p>
          </table:table-cell>
          <table:table-cell table:style-name="ce14" office:value-type="string" calcext:value-type="string">
            <text:p>Possible DIQ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CST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PS(58.4,</text:p>
          </table:table-cell>
          <table:table-cell table:style-name="ce6" office:value-type="string" calcext:value-type="string">
            <text:p>SPMP ASAP RECORD DEFINITION</text:p>
          </table:table-cell>
          <table:table-cell table:style-name="ce10" office:value-type="string" calcext:value-type="string">
            <text:p>TYPE <text:span text:style-name="T1">K </text:span><text:span text:style-name="T4">IO</text:span><text:span text:style-name="T2">(</text:span><text:span text:style-name="T5">"Q"</text:span><text:span text:style-name="T2">) </text:span><text:span text:style-name="T3">S </text:span><text:span text:style-name="T4">DIC</text:span><text:span text:style-name="T2">(0)=</text:span><text:span text:style-name="T5">"QEAM"</text:span><text:span text:style-name="T2">,</text:span><text:span text:style-name="T4">DIC</text:span><text:span text:style-name="T2">=</text:span><text:span text:style-name="T5">"^PS(58.4,PSCSSITE,1," </text:span><text:span text:style-name="T3">S</text:span><text:span text:style-name="T2">:</text:span><text:span text:style-name="T3">$D</text:span><text:span text:style-name="T2">(</text:span><text:span text:style-name="T4">PSCSQ</text:span><text:span text:style-name="T2">) </text:span><text:span text:style-name="T4">X</text:span><text:span text:style-name="T2">=^PS(58.4,</text:span><text:span text:style-name="T4">PSCSSITE</text:span><text:span text:style-name="T2">,3,</text:span><text:span text:style-name="T4">PSCSID</text:span><text:span text:style-name="T2">,2,</text:span><text:span text:style-name="T4">PSCSQ</text:span><text:span text:style-name="T2">,0),</text:span><text:span text:style-name="T4">DIC</text:span><text:span text:style-name="T2">(0)=</text:span><text:span text:style-name="T5">"M"</text:span><text:span text:style-name="T2">,</text:span><text:span text:style-name="T4">PSCSQ</text:span><text:span text:style-name="T2">=</text:span><text:span text:style-name="T4">PSCSQ</text:span><text:span text:style-name="T2">+1 </text:span><text:span text:style-name="T3">D </text:span><text:span text:style-name="T2">^DIC </text:span><text:span text:style-name="T3">G</text:span><text:span text:style-name="T2">:</text:span><text:span text:style-name="T4">Y</text:span><text:span text:style-name="T2">&lt;0&amp;(</text:span><text:span text:style-name="T4">X</text:span><text:span text:style-name="T2">'=</text:span><text:span text:style-name="T5">"^ALL"</text:span><text:span text:style-name="T2">) </text:span><text:span text:style-name="T6">Q1 </text:span><text:span text:style-name="T3">S </text:span><text:span text:style-name="T4">PSCSDRG</text:span><text:span text:style-name="T2">=+</text:span><text:span text:style-name="T4">Y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4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CST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PS(58.4,</text:p>
          </table:table-cell>
          <table:table-cell table:style-name="ce6" office:value-type="string" calcext:value-type="string">
            <text:p>SPMP ASAP RECORD DEFINITION</text:p>
          </table:table-cell>
          <table:table-cell table:style-name="ce9" office:value-type="string" calcext:value-type="string">
            <text:p> <text:span text:style-name="T1">W </text:span><text:span text:style-name="T2">! </text:span><text:span text:style-name="T3">S </text:span><text:span text:style-name="T4">%DT</text:span><text:span text:style-name="T2">(</text:span><text:span text:style-name="T5">"A"</text:span><text:span text:style-name="T2">)=</text:span><text:span text:style-name="T5">"From DATE/TIME: "</text:span><text:span text:style-name="T2">,</text:span><text:span text:style-name="T4">%DT</text:span><text:span text:style-name="T2">=</text:span><text:span text:style-name="T5">"AEXT" </text:span><text:span text:style-name="T3">I $D</text:span><text:span text:style-name="T2">(</text:span><text:span text:style-name="T4">PSCSQ</text:span><text:span text:style-name="T2">) </text:span><text:span text:style-name="T3">S </text:span><text:span text:style-name="T4">X</text:span><text:span text:style-name="T2">=^PS(58.4,</text:span><text:span text:style-name="T4">PSCSSITE</text:span><text:span text:style-name="T2">,3,</text:span><text:span text:style-name="T4">PSCSID</text:span><text:span text:style-name="T2">,2,</text:span><text:span text:style-name="T4">PSCSQ</text:span><text:span text:style-name="T2">,0),</text:span><text:span text:style-name="T4">PSCSQ</text:span><text:span text:style-name="T2">=</text:span><text:span text:style-name="T4">PSCSQ</text:span><text:span text:style-name="T2">+1,</text:span><text:span text:style-name="T4">%DT</text:span><text:span text:style-name="T2">=</text:span><text:span text:style-name="T5">"XT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4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CST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PS(58.4,</text:p>
          </table:table-cell>
          <table:table-cell table:style-name="ce6" office:value-type="string" calcext:value-type="string">
            <text:p>SPMP ASAP RECORD DEFINITION</text:p>
          </table:table-cell>
          <table:table-cell table:style-name="ce9" office:value-type="string" calcext:value-type="string">
            <text:p> <text:span text:style-name="T1">D </text:span><text:span text:style-name="T2">^%DT </text:span><text:span text:style-name="T3">G</text:span><text:span text:style-name="T2">:</text:span><text:span text:style-name="T4">Y</text:span><text:span text:style-name="T2">&lt;0 </text:span><text:span text:style-name="T6">Q1 </text:span><text:span text:style-name="T3">S </text:span><text:span text:style-name="T4">FR</text:span><text:span text:style-name="T2">=</text:span><text:span text:style-name="T4">Y</text:span><text:span text:style-name="T2">,</text:span><text:span text:style-name="T4">%DT</text:span><text:span text:style-name="T2">(</text:span><text:span text:style-name="T5">"A"</text:span><text:span text:style-name="T2">)=</text:span><text:span text:style-name="T5">"  To DATE/TIME: "</text:span><text:span text:style-name="T2">,</text:span><text:span text:style-name="T4">%DT</text:span><text:span text:style-name="T2">=</text:span><text:span text:style-name="T5">"AEXT" </text:span><text:span text:style-name="T3">I $D</text:span><text:span text:style-name="T2">(</text:span><text:span text:style-name="T4">PSCSQ</text:span><text:span text:style-name="T2">) </text:span><text:span text:style-name="T3">S </text:span><text:span text:style-name="T4">X</text:span><text:span text:style-name="T2">=^PS(58.4,</text:span><text:span text:style-name="T4">PSCSSITE</text:span><text:span text:style-name="T2">,3,</text:span><text:span text:style-name="T4">PSCSID</text:span><text:span text:style-name="T2">,2,</text:span><text:span text:style-name="T4">PSCSQ</text:span><text:span text:style-name="T2">,0),</text:span><text:span text:style-name="T4">PSCSQ</text:span><text:span text:style-name="T2">=</text:span><text:span text:style-name="T4">PSCSQ</text:span><text:span text:style-name="T2">+1,</text:span><text:span text:style-name="T4">%DT</text:span><text:span text:style-name="T2">=</text:span><text:span text:style-name="T5">"XT"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4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CSTR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PSCSDRG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S </text:span><text:span text:style-name="T4">DA</text:span><text:span text:style-name="T2">(2)=</text:span><text:span text:style-name="T4">PSCSSITE </text:span><text:span text:style-name="T3">K </text:span><text:span text:style-name="T2">^UTILITY(</text:span><text:span text:style-name="T5">"PSCS"</text:span><text:span text:style-name="T2">,</text:span><text:span text:style-name="T3">$J</text:span><text:span text:style-name="T2">) </text:span><text:span text:style-name="T3">S </text:span><text:span text:style-name="T4">DA</text:span><text:span text:style-name="T2">(1)=0,</text:span><text:span text:style-name="T4">DRG</text:span><text:span text:style-name="T2">=1,</text:span><text:span text:style-name="T4">TO</text:span><text:span text:style-name="T2">=</text:span><text:span text:style-name="T4">TO</text:span><text:span text:style-name="T2">+.000001 </text:span><text:span text:style-name="T3">D </text:span><text:span text:style-name="T6">HDR </text:span><text:span text:style-name="T3">S</text:span><text:span text:style-name="T2">:</text:span><text:span text:style-name="T4">PSCSDRG</text:span><text:span text:style-name="T2">&gt;0 ^UTILITY(</text:span><text:span text:style-name="T5">"PSCS"</text:span><text:span text:style-name="T2">,</text:span><text:span text:style-name="T3">$J</text:span><text:span text:style-name="T2">,</text:span><text:span text:style-name="T3">$P</text:span><text:span text:style-name="T2">(^PSDRUG(</text:span><text:span text:style-name="T4">PSCSDRG</text:span><text:span text:style-name="T2">,0),</text:span><text:span text:style-name="T5">"^"</text:span><text:span text:style-name="T2">),</text:span><text:span text:style-name="T4">PSCSDRG</text:span><text:span text:style-name="T2">)=</text:span><text:span text:style-name="T5">"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 office:value-type="string" calcext:value-type="string">
            <text:p>^UTILITY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PSCST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DRUG(DA(1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I </text:span><text:span text:style-name="T4">PSCSDRG</text:span><text:span text:style-name="T2">&lt;0 </text:span><text:span text:style-name="T3">F </text:span><text:span text:style-name="T4">DA</text:span><text:span text:style-name="T2">(1)=0:0 </text:span><text:span text:style-name="T3">S </text:span><text:span text:style-name="T4">DA</text:span><text:span text:style-name="T2">(1)=</text:span><text:span text:style-name="T3">$O</text:span><text:span text:style-name="T2">(^PS(58.4,</text:span><text:span text:style-name="T4">PSCSSITE</text:span><text:span text:style-name="T2">,1,</text:span><text:span text:style-name="T4">DA</text:span><text:span text:style-name="T2">(1))) </text:span><text:span text:style-name="T3">Q</text:span><text:span text:style-name="T2">:'</text:span><text:span text:style-name="T4">DA</text:span><text:span text:style-name="T2">(1)  </text:span><text:span text:style-name="T3">S </text:span><text:span text:style-name="T2">^UTILITY(</text:span><text:span text:style-name="T5">"PSCS"</text:span><text:span text:style-name="T2">,</text:span><text:span text:style-name="T3">$J</text:span><text:span text:style-name="T2">,</text:span><text:span text:style-name="T3">$P</text:span><text:span text:style-name="T2">(^PSDRUG(</text:span><text:span text:style-name="T4">DA</text:span><text:span text:style-name="T2">(1),0),</text:span><text:span text:style-name="T5">"^"</text:span><text:span text:style-name="T2">),</text:span><text:span text:style-name="T4">DA</text:span><text:span text:style-name="T2">(1))=</text:span><text:span text:style-name="T5">"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style-name="ce2" office:value-type="string" calcext:value-type="string">
            <text:p>PSCST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DRUG(DA(1,</text:p>
          </table:table-cell>
          <table:table-cell table:style-name="ce6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I </text:span><text:span text:style-name="T4">PSCSDRG</text:span><text:span text:style-name="T2">&lt;0 </text:span><text:span text:style-name="T3">F </text:span><text:span text:style-name="T4">DA</text:span><text:span text:style-name="T2">(1)=0:0 </text:span><text:span text:style-name="T3">S </text:span><text:span text:style-name="T4">DA</text:span><text:span text:style-name="T2">(1)=</text:span><text:span text:style-name="T3">$O</text:span><text:span text:style-name="T2">(^PS(58.4,</text:span><text:span text:style-name="T4">PSCSSITE</text:span><text:span text:style-name="T2">,1,</text:span><text:span text:style-name="T4">DA</text:span><text:span text:style-name="T2">(1))) </text:span><text:span text:style-name="T3">Q</text:span><text:span text:style-name="T2">:'</text:span><text:span text:style-name="T4">DA</text:span><text:span text:style-name="T2">(1)  </text:span><text:span text:style-name="T3">S </text:span><text:span text:style-name="T2">^UTILITY(</text:span><text:span text:style-name="T5">"PSCS"</text:span><text:span text:style-name="T2">,</text:span><text:span text:style-name="T3">$J</text:span><text:span text:style-name="T2">,</text:span><text:span text:style-name="T3">$P</text:span><text:span text:style-name="T2">(^PSDRUG(</text:span><text:span text:style-name="T4">DA</text:span><text:span text:style-name="T2">(1),0),</text:span><text:span text:style-name="T5">"^"</text:span><text:span text:style-name="T2">),</text:span><text:span text:style-name="T4">DA</text:span><text:span text:style-name="T2">(1))=</text:span><text:span text:style-name="T5">""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 office:value-type="string" calcext:value-type="string">
            <text:p>^UTILITY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PSCST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%ZIS("C",</text:p>
          </table:table-cell>
          <table:table-cell table:style-name="ce8"/>
          <table:table-cell table:style-name="ce10" office:value-type="string" calcext:value-type="string">
            <text:p>Q <text:span text:style-name="T1">W</text:span><text:span text:style-name="T2">:</text:span><text:span text:style-name="T4">IOST</text:span><text:span text:style-name="T2">'[</text:span><text:span text:style-name="T5">"C-" </text:span><text:span text:style-name="T2">@</text:span><text:span text:style-name="T4">IOF </text:span><text:span text:style-name="T3">K </text:span><text:span text:style-name="T4">%IS</text:span><text:span text:style-name="T2">,</text:span><text:span text:style-name="T4">IO</text:span><text:span text:style-name="T2">(</text:span><text:span text:style-name="T5">"Q"</text:span><text:span text:style-name="T2">) </text:span><text:span text:style-name="T3">X </text:span><text:span text:style-name="T2">^%ZIS(</text:span><text:span text:style-name="T5">"C"</text:span><text:span text:style-name="T2">) </text:span><text:span text:style-name="T3">S </text:span><text:span text:style-name="T4">IOP</text:span><text:span text:style-name="T2">=</text:span><text:span text:style-name="T3">$I D </text:span><text:span text:style-name="T2">^%ZIS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 office:value-type="string" calcext:value-type="string">
            <text:p>^%ZIS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PSCST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%ZIS("C",</text:p>
          </table:table-cell>
          <table:table-cell table:style-name="ce8"/>
          <table:table-cell table:style-name="ce10" office:value-type="string" calcext:value-type="string">
            <text:p>Q <text:span text:style-name="T1">W</text:span><text:span text:style-name="T2">:</text:span><text:span text:style-name="T4">IOST</text:span><text:span text:style-name="T2">'[</text:span><text:span text:style-name="T5">"C-" </text:span><text:span text:style-name="T2">@</text:span><text:span text:style-name="T4">IOF </text:span><text:span text:style-name="T3">K </text:span><text:span text:style-name="T4">%IS</text:span><text:span text:style-name="T2">,</text:span><text:span text:style-name="T4">IO</text:span><text:span text:style-name="T2">(</text:span><text:span text:style-name="T5">"Q"</text:span><text:span text:style-name="T2">) </text:span><text:span text:style-name="T3">X </text:span><text:span text:style-name="T2">^%ZIS(</text:span><text:span text:style-name="T5">"C"</text:span><text:span text:style-name="T2">) </text:span><text:span text:style-name="T3">S </text:span><text:span text:style-name="T4">IOP</text:span><text:span text:style-name="T2">=</text:span><text:span text:style-name="T3">$I D </text:span><text:span text:style-name="T2">^%ZIS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PSCST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%ZIS("C",</text:p>
          </table:table-cell>
          <table:table-cell table:style-name="ce8"/>
          <table:table-cell table:style-name="ce10" office:value-type="string" calcext:value-type="string">
            <text:p>Q <text:span text:style-name="T1">W</text:span><text:span text:style-name="T2">:</text:span><text:span text:style-name="T4">IOST</text:span><text:span text:style-name="T2">'[</text:span><text:span text:style-name="T5">"C-" </text:span><text:span text:style-name="T2">@</text:span><text:span text:style-name="T4">IOF </text:span><text:span text:style-name="T3">K </text:span><text:span text:style-name="T4">%IS</text:span><text:span text:style-name="T2">,</text:span><text:span text:style-name="T4">IO</text:span><text:span text:style-name="T2">(</text:span><text:span text:style-name="T5">"Q"</text:span><text:span text:style-name="T2">) </text:span><text:span text:style-name="T3">X </text:span><text:span text:style-name="T2">^%ZIS(</text:span><text:span text:style-name="T5">"C"</text:span><text:span text:style-name="T2">) </text:span><text:span text:style-name="T3">S </text:span><text:span text:style-name="T4">IOP</text:span><text:span text:style-name="T2">=</text:span><text:span text:style-name="T3">$I D </text:span><text:span text:style-name="T2">^%ZIS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 office:value-type="string" calcext:value-type="string">
            <text:p>^%ZIS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PSCSTR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@</text:span><text:span text:style-name="T4">IOF</text:span><text:span text:style-name="T2">,!!,</text:span><text:span text:style-name="T5">"Transaction Report for location '"</text:span><text:span text:style-name="T2">,</text:span><text:span text:style-name="T3">$P</text:span><text:span text:style-name="T2">(^PS(58.4,</text:span><text:span text:style-name="T4">PSCSSITE</text:span><text:span text:style-name="T2">,0),</text:span><text:span text:style-name="T5">"^"</text:span><text:span text:style-name="T2">),</text:span><text:span text:style-name="T5">"'"</text:span><text:span text:style-name="T2">,?45,</text:span><text:span text:style-name="T5">"From: " </text:span><text:span text:style-name="T3">S </text:span><text:span text:style-name="T4">Y</text:span><text:span text:style-name="T2">=</text:span><text:span text:style-name="T4">FR </text:span><text:span text:style-name="T3">X </text:span><text:span text:style-name="T2">^DD(</text:span><text:span text:style-name="T5">"DD"</text:span><text:span text:style-name="T2">) </text:span><text:span text:style-name="T3">W $P</text:span><text:span text:style-name="T2">(</text:span><text:span text:style-name="T4">Y</text:span><text:span text:style-name="T2">,</text:span><text:span text:style-name="T5">"@"</text:span><text:span text:style-name="T2">),</text:span><text:span text:style-name="T5">"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,2),</text:span><text:span text:style-name="T5">"   To: " </text:span><text:span text:style-name="T3">S </text:span><text:span text:style-name="T4">Y</text:span><text:span text:style-name="T2">=</text:span><text:span text:style-name="T4">TO </text:span><text:span text:style-name="T3">X </text:span><text:span text:style-name="T2">^DD(</text:span><text:span text:style-name="T5">"DD"</text:span><text:span text:style-name="T2">) </text:span><text:span text:style-name="T3">W $P</text:span><text:span text:style-name="T2">(</text:span><text:span text:style-name="T4">Y</text:span><text:span text:style-name="T2">,</text:span><text:span text:style-name="T5">"@"</text:span><text:span text:style-name="T2">),</text:span><text:span text:style-name="T5">"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,2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 office:value-type="string" calcext:value-type="string">
            <text:p>^DD("DD")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PSCSTR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@</text:span><text:span text:style-name="T4">IOF</text:span><text:span text:style-name="T2">,!!,</text:span><text:span text:style-name="T5">"Transaction Report for location '"</text:span><text:span text:style-name="T2">,</text:span><text:span text:style-name="T3">$P</text:span><text:span text:style-name="T2">(^PS(58.4,</text:span><text:span text:style-name="T4">PSCSSITE</text:span><text:span text:style-name="T2">,0),</text:span><text:span text:style-name="T5">"^"</text:span><text:span text:style-name="T2">),</text:span><text:span text:style-name="T5">"'"</text:span><text:span text:style-name="T2">,?45,</text:span><text:span text:style-name="T5">"From: " </text:span><text:span text:style-name="T3">S </text:span><text:span text:style-name="T4">Y</text:span><text:span text:style-name="T2">=</text:span><text:span text:style-name="T4">FR </text:span><text:span text:style-name="T3">X </text:span><text:span text:style-name="T2">^DD(</text:span><text:span text:style-name="T5">"DD"</text:span><text:span text:style-name="T2">) </text:span><text:span text:style-name="T3">W $P</text:span><text:span text:style-name="T2">(</text:span><text:span text:style-name="T4">Y</text:span><text:span text:style-name="T2">,</text:span><text:span text:style-name="T5">"@"</text:span><text:span text:style-name="T2">),</text:span><text:span text:style-name="T5">"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,2),</text:span><text:span text:style-name="T5">"   To: " </text:span><text:span text:style-name="T3">S </text:span><text:span text:style-name="T4">Y</text:span><text:span text:style-name="T2">=</text:span><text:span text:style-name="T4">TO </text:span><text:span text:style-name="T3">X </text:span><text:span text:style-name="T2">^DD(</text:span><text:span text:style-name="T5">"DD"</text:span><text:span text:style-name="T2">) </text:span><text:span text:style-name="T3">W $P</text:span><text:span text:style-name="T2">(</text:span><text:span text:style-name="T4">Y</text:span><text:span text:style-name="T2">,</text:span><text:span text:style-name="T5">"@"</text:span><text:span text:style-name="T2">),</text:span><text:span text:style-name="T5">"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,2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 office:value-type="string" calcext:value-type="string">
            <text:p>W @IOF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PSCSTR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@</text:span><text:span text:style-name="T4">IOF</text:span><text:span text:style-name="T2">,!!,</text:span><text:span text:style-name="T5">"Transaction Report for location '"</text:span><text:span text:style-name="T2">,</text:span><text:span text:style-name="T3">$P</text:span><text:span text:style-name="T2">(^PS(58.4,</text:span><text:span text:style-name="T4">PSCSSITE</text:span><text:span text:style-name="T2">,0),</text:span><text:span text:style-name="T5">"^"</text:span><text:span text:style-name="T2">),</text:span><text:span text:style-name="T5">"'"</text:span><text:span text:style-name="T2">,?45,</text:span><text:span text:style-name="T5">"From: " </text:span><text:span text:style-name="T3">S </text:span><text:span text:style-name="T4">Y</text:span><text:span text:style-name="T2">=</text:span><text:span text:style-name="T4">FR </text:span><text:span text:style-name="T3">X </text:span><text:span text:style-name="T2">^DD(</text:span><text:span text:style-name="T5">"DD"</text:span><text:span text:style-name="T2">) </text:span><text:span text:style-name="T3">W $P</text:span><text:span text:style-name="T2">(</text:span><text:span text:style-name="T4">Y</text:span><text:span text:style-name="T2">,</text:span><text:span text:style-name="T5">"@"</text:span><text:span text:style-name="T2">),</text:span><text:span text:style-name="T5">"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,2),</text:span><text:span text:style-name="T5">"   To: " </text:span><text:span text:style-name="T3">S </text:span><text:span text:style-name="T4">Y</text:span><text:span text:style-name="T2">=</text:span><text:span text:style-name="T4">TO </text:span><text:span text:style-name="T3">X </text:span><text:span text:style-name="T2">^DD(</text:span><text:span text:style-name="T5">"DD"</text:span><text:span text:style-name="T2">) </text:span><text:span text:style-name="T3">W $P</text:span><text:span text:style-name="T2">(</text:span><text:span text:style-name="T4">Y</text:span><text:span text:style-name="T2">,</text:span><text:span text:style-name="T5">"@"</text:span><text:span text:style-name="T2">),</text:span><text:span text:style-name="T5">"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,2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4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CSTR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@</text:span><text:span text:style-name="T4">IOF</text:span><text:span text:style-name="T2">,!!,</text:span><text:span text:style-name="T5">"Transaction Report for location '"</text:span><text:span text:style-name="T2">,</text:span><text:span text:style-name="T3">$P</text:span><text:span text:style-name="T2">(^PS(58.4,</text:span><text:span text:style-name="T4">PSCSSITE</text:span><text:span text:style-name="T2">,0),</text:span><text:span text:style-name="T5">"^"</text:span><text:span text:style-name="T2">),</text:span><text:span text:style-name="T5">"'"</text:span><text:span text:style-name="T2">,?45,</text:span><text:span text:style-name="T5">"From: " </text:span><text:span text:style-name="T3">S </text:span><text:span text:style-name="T4">Y</text:span><text:span text:style-name="T2">=</text:span><text:span text:style-name="T4">FR </text:span><text:span text:style-name="T3">X </text:span><text:span text:style-name="T2">^DD(</text:span><text:span text:style-name="T5">"DD"</text:span><text:span text:style-name="T2">) </text:span><text:span text:style-name="T3">W $P</text:span><text:span text:style-name="T2">(</text:span><text:span text:style-name="T4">Y</text:span><text:span text:style-name="T2">,</text:span><text:span text:style-name="T5">"@"</text:span><text:span text:style-name="T2">),</text:span><text:span text:style-name="T5">"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,2),</text:span><text:span text:style-name="T5">"   To: " </text:span><text:span text:style-name="T3">S </text:span><text:span text:style-name="T4">Y</text:span><text:span text:style-name="T2">=</text:span><text:span text:style-name="T4">TO </text:span><text:span text:style-name="T3">X </text:span><text:span text:style-name="T2">^DD(</text:span><text:span text:style-name="T5">"DD"</text:span><text:span text:style-name="T2">) </text:span><text:span text:style-name="T3">W $P</text:span><text:span text:style-name="T2">(</text:span><text:span text:style-name="T4">Y</text:span><text:span text:style-name="T2">,</text:span><text:span text:style-name="T5">"@"</text:span><text:span text:style-name="T2">),</text:span><text:span text:style-name="T5">"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,2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 office:value-type="string" calcext:value-type="string">
            <text:p>^DD("DD")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SCSTR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D </text:span><text:span text:style-name="T6">NOW</text:span><text:span text:style-name="T2">^%DTC </text:span><text:span text:style-name="T3">S </text:span><text:span text:style-name="T4">Y</text:span><text:span text:style-name="T2">=</text:span><text:span text:style-name="T4">%</text:span><text:span text:style-name="T2">,</text:span><text:span text:style-name="T4">DT</text:span><text:span text:style-name="T2">=</text:span><text:span text:style-name="T4">X </text:span><text:span text:style-name="T3">X </text:span><text:span text:style-name="T2">^DD(</text:span><text:span text:style-name="T5">"DD"</text:span><text:span text:style-name="T2">) </text:span><text:span text:style-name="T3">W </text:span><text:span text:style-name="T2">!,</text:span><text:span text:style-name="T5">"Time Run: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),</text:span><text:span text:style-name="T5">"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,2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 office:value-type="string" calcext:value-type="string">
            <text:p>^DD("DD")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SCSTR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D("DD",</text:p>
          </table:table-cell>
          <table:table-cell table:style-name="ce8"/>
          <table:table-cell table:style-name="ce9" office:value-type="string" calcext:value-type="string">
            <text:p> <text:span text:style-name="T1">D </text:span><text:span text:style-name="T6">NOW</text:span><text:span text:style-name="T2">^%DTC </text:span><text:span text:style-name="T3">S </text:span><text:span text:style-name="T4">Y</text:span><text:span text:style-name="T2">=</text:span><text:span text:style-name="T4">%</text:span><text:span text:style-name="T2">,</text:span><text:span text:style-name="T4">DT</text:span><text:span text:style-name="T2">=</text:span><text:span text:style-name="T4">X </text:span><text:span text:style-name="T3">X </text:span><text:span text:style-name="T2">^DD(</text:span><text:span text:style-name="T5">"DD"</text:span><text:span text:style-name="T2">) </text:span><text:span text:style-name="T3">W </text:span><text:span text:style-name="T2">!,</text:span><text:span text:style-name="T5">"Time Run: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),</text:span><text:span text:style-name="T5">"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,2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 office:value-type="string" calcext:value-type="string">
            <text:p>^DD("DD")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PSCSTR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(58.4,</text:p>
          </table:table-cell>
          <table:table-cell table:style-name="ce6" office:value-type="string" calcext:value-type="string">
            <text:p>SPMP ASAP RECORD DEFINITION</text:p>
          </table:table-cell>
          <table:table-cell table:style-name="ce10" office:value-type="string" calcext:value-type="string">
            <text:p>DRG <text:span text:style-name="T1">S </text:span><text:span text:style-name="T4">DRG1</text:span><text:span text:style-name="T2">=</text:span><text:span text:style-name="T4">DA</text:span><text:span text:style-name="T2">(1) </text:span><text:span text:style-name="T3">W </text:span><text:span text:style-name="T2">!! </text:span><text:span text:style-name="T3">S </text:span><text:span text:style-name="T4">X</text:span><text:span text:style-name="T2">=</text:span><text:span text:style-name="T5">"   "</text:span><text:span text:style-name="T2">_</text:span><text:span text:style-name="T3">$S</text:span><text:span text:style-name="T2">(</text:span><text:span text:style-name="T3">$D</text:span><text:span text:style-name="T2">(^PSDRUG(</text:span><text:span text:style-name="T4">DA</text:span><text:span text:style-name="T2">(1),0)):</text:span><text:span text:style-name="T3">$P</text:span><text:span text:style-name="T2">(^(0),</text:span><text:span text:style-name="T5">"^"</text:span><text:span text:style-name="T2">),1:</text:span><text:span text:style-name="T5">"*** Undefined"</text:span><text:span text:style-name="T2">)_</text:span><text:span text:style-name="T5">"     (Balance: "</text:span><text:span text:style-name="T2">_</text:span><text:span text:style-name="T3">$P</text:span><text:span text:style-name="T2">(^PS(58.4,</text:span><text:span text:style-name="T4">PSCSSITE</text:span><text:span text:style-name="T2">,1,</text:span><text:span text:style-name="T4">DA</text:span><text:span text:style-name="T2">(1),0),</text:span><text:span text:style-name="T5">"^"</text:span><text:span text:style-name="T2">,2)_</text:span><text:span text:style-name="T5">")    " </text:span><text:span text:style-name="T3">X </text:span><text:span text:style-name="T5">"F Y=1:1:IOM-$L(X)/2 W ""=""" </text:span><text:span text:style-name="T3">W </text:span><text:span text:style-name="T2">?</text:span><text:span text:style-name="T4">IOM</text:span><text:span text:style-name="T2">-</text:span><text:span text:style-name="T3">$L</text:span><text:span text:style-name="T2">(</text:span><text:span text:style-name="T4">X</text:span><text:span text:style-name="T2">)/2,</text:span><text:span text:style-name="T4">X </text:span><text:span text:style-name="T3">X </text:span><text:span text:style-name="T5">"F X=1:1:IOM-$X-2 W ""=""" </text:span><text:span text:style-name="T3">W </text:span><text:span text:style-name="T2">! </text:span><text:span text:style-name="T3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CSTR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PS(58.4,</text:p>
          </table:table-cell>
          <table:table-cell table:style-name="ce6" office:value-type="string" calcext:value-type="string">
            <text:p>SPMP ASAP RECORD DEFINITION</text:p>
          </table:table-cell>
          <table:table-cell table:style-name="ce10" office:value-type="string" calcext:value-type="string">
            <text:p>DRG <text:span text:style-name="T1">S </text:span><text:span text:style-name="T4">DRG1</text:span><text:span text:style-name="T2">=</text:span><text:span text:style-name="T4">DA</text:span><text:span text:style-name="T2">(1) </text:span><text:span text:style-name="T3">W </text:span><text:span text:style-name="T2">!! </text:span><text:span text:style-name="T3">S </text:span><text:span text:style-name="T4">X</text:span><text:span text:style-name="T2">=</text:span><text:span text:style-name="T5">"   "</text:span><text:span text:style-name="T2">_</text:span><text:span text:style-name="T3">$S</text:span><text:span text:style-name="T2">(</text:span><text:span text:style-name="T3">$D</text:span><text:span text:style-name="T2">(^PSDRUG(</text:span><text:span text:style-name="T4">DA</text:span><text:span text:style-name="T2">(1),0)):</text:span><text:span text:style-name="T3">$P</text:span><text:span text:style-name="T2">(^(0),</text:span><text:span text:style-name="T5">"^"</text:span><text:span text:style-name="T2">),1:</text:span><text:span text:style-name="T5">"*** Undefined"</text:span><text:span text:style-name="T2">)_</text:span><text:span text:style-name="T5">"     (Balance: "</text:span><text:span text:style-name="T2">_</text:span><text:span text:style-name="T3">$P</text:span><text:span text:style-name="T2">(^PS(58.4,</text:span><text:span text:style-name="T4">PSCSSITE</text:span><text:span text:style-name="T2">,1,</text:span><text:span text:style-name="T4">DA</text:span><text:span text:style-name="T2">(1),0),</text:span><text:span text:style-name="T5">"^"</text:span><text:span text:style-name="T2">,2)_</text:span><text:span text:style-name="T5">")    " </text:span><text:span text:style-name="T3">X </text:span><text:span text:style-name="T5">"F Y=1:1:IOM-$L(X)/2 W ""=""" </text:span><text:span text:style-name="T3">W </text:span><text:span text:style-name="T2">?</text:span><text:span text:style-name="T4">IOM</text:span><text:span text:style-name="T2">-</text:span><text:span text:style-name="T3">$L</text:span><text:span text:style-name="T2">(</text:span><text:span text:style-name="T4">X</text:span><text:span text:style-name="T2">)/2,</text:span><text:span text:style-name="T4">X </text:span><text:span text:style-name="T3">X </text:span><text:span text:style-name="T5">"F X=1:1:IOM-$X-2 W ""=""" </text:span><text:span text:style-name="T3">W </text:span><text:span text:style-name="T2">! </text:span><text:span text:style-name="T3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CSTR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PS(58.4,</text:p>
          </table:table-cell>
          <table:table-cell table:style-name="ce6" office:value-type="string" calcext:value-type="string">
            <text:p>SPMP ASAP RECORD DEFINITION</text:p>
          </table:table-cell>
          <table:table-cell table:style-name="ce10" office:value-type="string" calcext:value-type="string">
            <text:p>DRG <text:span text:style-name="T1">S </text:span><text:span text:style-name="T4">DRG1</text:span><text:span text:style-name="T2">=</text:span><text:span text:style-name="T4">DA</text:span><text:span text:style-name="T2">(1) </text:span><text:span text:style-name="T3">W </text:span><text:span text:style-name="T2">!! </text:span><text:span text:style-name="T3">S </text:span><text:span text:style-name="T4">X</text:span><text:span text:style-name="T2">=</text:span><text:span text:style-name="T5">"   "</text:span><text:span text:style-name="T2">_</text:span><text:span text:style-name="T3">$S</text:span><text:span text:style-name="T2">(</text:span><text:span text:style-name="T3">$D</text:span><text:span text:style-name="T2">(^PSDRUG(</text:span><text:span text:style-name="T4">DA</text:span><text:span text:style-name="T2">(1),0)):</text:span><text:span text:style-name="T3">$P</text:span><text:span text:style-name="T2">(^(0),</text:span><text:span text:style-name="T5">"^"</text:span><text:span text:style-name="T2">),1:</text:span><text:span text:style-name="T5">"*** Undefined"</text:span><text:span text:style-name="T2">)_</text:span><text:span text:style-name="T5">"     (Balance: "</text:span><text:span text:style-name="T2">_</text:span><text:span text:style-name="T3">$P</text:span><text:span text:style-name="T2">(^PS(58.4,</text:span><text:span text:style-name="T4">PSCSSITE</text:span><text:span text:style-name="T2">,1,</text:span><text:span text:style-name="T4">DA</text:span><text:span text:style-name="T2">(1),0),</text:span><text:span text:style-name="T5">"^"</text:span><text:span text:style-name="T2">,2)_</text:span><text:span text:style-name="T5">")    " </text:span><text:span text:style-name="T3">X </text:span><text:span text:style-name="T5">"F Y=1:1:IOM-$L(X)/2 W ""=""" </text:span><text:span text:style-name="T3">W </text:span><text:span text:style-name="T2">?</text:span><text:span text:style-name="T4">IOM</text:span><text:span text:style-name="T2">-</text:span><text:span text:style-name="T3">$L</text:span><text:span text:style-name="T2">(</text:span><text:span text:style-name="T4">X</text:span><text:span text:style-name="T2">)/2,</text:span><text:span text:style-name="T4">X </text:span><text:span text:style-name="T3">X </text:span><text:span text:style-name="T5">"F X=1:1:IOM-$X-2 W ""=""" </text:span><text:span text:style-name="T3">W </text:span><text:span text:style-name="T2">! </text:span><text:span text:style-name="T3">Q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4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CSTR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(58.4,</text:p>
          </table:table-cell>
          <table:table-cell table:style-name="ce6" office:value-type="string" calcext:value-type="string">
            <text:p>SPMP ASAP RECORD DEFINITION</text:p>
          </table:table-cell>
          <table:table-cell table:style-name="ce10" office:value-type="string" calcext:value-type="string">
            <text:p>DRG <text:span text:style-name="T1">S </text:span><text:span text:style-name="T4">DRG1</text:span><text:span text:style-name="T2">=</text:span><text:span text:style-name="T4">DA</text:span><text:span text:style-name="T2">(1) </text:span><text:span text:style-name="T3">W </text:span><text:span text:style-name="T2">!! </text:span><text:span text:style-name="T3">S </text:span><text:span text:style-name="T4">X</text:span><text:span text:style-name="T2">=</text:span><text:span text:style-name="T5">"   "</text:span><text:span text:style-name="T2">_</text:span><text:span text:style-name="T3">$S</text:span><text:span text:style-name="T2">(</text:span><text:span text:style-name="T3">$D</text:span><text:span text:style-name="T2">(^PSDRUG(</text:span><text:span text:style-name="T4">DA</text:span><text:span text:style-name="T2">(1),0)):</text:span><text:span text:style-name="T3">$P</text:span><text:span text:style-name="T2">(^(0),</text:span><text:span text:style-name="T5">"^"</text:span><text:span text:style-name="T2">),1:</text:span><text:span text:style-name="T5">"*** Undefined"</text:span><text:span text:style-name="T2">)_</text:span><text:span text:style-name="T5">"     (Balance: "</text:span><text:span text:style-name="T2">_</text:span><text:span text:style-name="T3">$P</text:span><text:span text:style-name="T2">(^PS(58.4,</text:span><text:span text:style-name="T4">PSCSSITE</text:span><text:span text:style-name="T2">,1,</text:span><text:span text:style-name="T4">DA</text:span><text:span text:style-name="T2">(1),0),</text:span><text:span text:style-name="T5">"^"</text:span><text:span text:style-name="T2">,2)_</text:span><text:span text:style-name="T5">")    " </text:span><text:span text:style-name="T3">X </text:span><text:span text:style-name="T5">"F Y=1:1:IOM-$L(X)/2 W ""=""" </text:span><text:span text:style-name="T3">W </text:span><text:span text:style-name="T2">?</text:span><text:span text:style-name="T4">IOM</text:span><text:span text:style-name="T2">-</text:span><text:span text:style-name="T3">$L</text:span><text:span text:style-name="T2">(</text:span><text:span text:style-name="T4">X</text:span><text:span text:style-name="T2">)/2,</text:span><text:span text:style-name="T4">X </text:span><text:span text:style-name="T3">X </text:span><text:span text:style-name="T5">"F X=1:1:IOM-$X-2 W ""=""" </text:span><text:span text:style-name="T3">W </text:span><text:span text:style-name="T2">! </text:span><text:span text:style-name="T3">Q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4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CSTR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PT($P(N0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<text:span text:style-name="T1">S </text:span><text:span text:style-name="T4">N0</text:span><text:span text:style-name="T2">=^PS(58.4,</text:span><text:span text:style-name="T4">PSCSSITE</text:span><text:span text:style-name="T2">,1,</text:span><text:span text:style-name="T4">DA</text:span><text:span text:style-name="T2">(1),2,</text:span><text:span text:style-name="T4">DA</text:span><text:span text:style-name="T2">,0) </text:span><text:span text:style-name="T3">S </text:span><text:span text:style-name="T4">Y</text:span><text:span text:style-name="T2">=</text:span><text:span text:style-name="T4">DA </text:span><text:span text:style-name="T3">X </text:span><text:span text:style-name="T2">^DD(</text:span><text:span text:style-name="T5">"DD"</text:span><text:span text:style-name="T2">) </text:span><text:span text:style-name="T3">W </text:span><text:span text:style-name="T2">!,</text:span><text:span text:style-name="T3">$P</text:span><text:span text:style-name="T2">(</text:span><text:span text:style-name="T4">Y</text:span><text:span text:style-name="T2">,</text:span><text:span text:style-name="T5">"@"</text:span><text:span text:style-name="T2">),</text:span><text:span text:style-name="T5">"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,2),?20,</text:span><text:span text:style-name="T3">$S</text:span><text:span text:style-name="T2">(</text:span><text:span text:style-name="T3">$P</text:span><text:span text:style-name="T2">(</text:span><text:span text:style-name="T4">N0</text:span><text:span text:style-name="T2">,</text:span><text:span text:style-name="T5">"^"</text:span><text:span text:style-name="T2">,2)=</text:span><text:span text:style-name="T5">""</text:span><text:span text:style-name="T2">:</text:span><text:span text:style-name="T5">""</text:span><text:span text:style-name="T2">,</text:span><text:span text:style-name="T3">$D</text:span><text:span text:style-name="T2">(^DPT(</text:span><text:span text:style-name="T3">$P</text:span><text:span text:style-name="T2">(</text:span><text:span text:style-name="T4">N0</text:span><text:span text:style-name="T2">,</text:span><text:span text:style-name="T5">"^"</text:span><text:span text:style-name="T2">,2),0)):</text:span><text:span text:style-name="T3">$P</text:span><text:span text:style-name="T2">(^(0),</text:span><text:span text:style-name="T5">"^"</text:span><text:span text:style-name="T2">),1:</text:span><text:span text:style-name="T5">"*** Undefined"</text:span><text:span text:style-name="T2">),?50,</text:span><text:span text:style-name="T3">$S</text:span><text:span text:style-name="T2">(</text:span><text:span text:style-name="T3">$P</text:span><text:span text:style-name="T2">(</text:span><text:span text:style-name="T4">N0</text:span><text:span text:style-name="T2">,</text:span><text:span text:style-name="T5">"^"</text:span><text:span text:style-name="T2">,3)&lt;0:-</text:span><text:span text:style-name="T3">$P</text:span><text:span text:style-name="T2">(</text:span><text:span text:style-name="T4">N0</text:span><text:span text:style-name="T2">,</text:span><text:span text:style-name="T5">"^"</text:span><text:span text:style-name="T2">,3),1:</text:span><text:span text:style-name="T3">$P</text:span><text:span text:style-name="T2">(</text:span><text:span text:style-name="T4">N0</text:span><text:span text:style-name="T2">,</text:span><text:span text:style-name="T5">"^"</text:span><text:span text:style-name="T2">,3)),?60,</text:span><text:span text:style-name="T3">$P</text:span><text:span text:style-name="T2">(</text:span><text:span text:style-name="T4">N0</text:span><text:span text:style-name="T2">,</text:span><text:span text:style-name="T5">"^"</text:span><text:span text:style-name="T2">,4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CSTR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DPT($P(N0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<text:span text:style-name="T1">S </text:span><text:span text:style-name="T4">N0</text:span><text:span text:style-name="T2">=^PS(58.4,</text:span><text:span text:style-name="T4">PSCSSITE</text:span><text:span text:style-name="T2">,1,</text:span><text:span text:style-name="T4">DA</text:span><text:span text:style-name="T2">(1),2,</text:span><text:span text:style-name="T4">DA</text:span><text:span text:style-name="T2">,0) </text:span><text:span text:style-name="T3">S </text:span><text:span text:style-name="T4">Y</text:span><text:span text:style-name="T2">=</text:span><text:span text:style-name="T4">DA </text:span><text:span text:style-name="T3">X </text:span><text:span text:style-name="T2">^DD(</text:span><text:span text:style-name="T5">"DD"</text:span><text:span text:style-name="T2">) </text:span><text:span text:style-name="T3">W </text:span><text:span text:style-name="T2">!,</text:span><text:span text:style-name="T3">$P</text:span><text:span text:style-name="T2">(</text:span><text:span text:style-name="T4">Y</text:span><text:span text:style-name="T2">,</text:span><text:span text:style-name="T5">"@"</text:span><text:span text:style-name="T2">),</text:span><text:span text:style-name="T5">"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,2),?20,</text:span><text:span text:style-name="T3">$S</text:span><text:span text:style-name="T2">(</text:span><text:span text:style-name="T3">$P</text:span><text:span text:style-name="T2">(</text:span><text:span text:style-name="T4">N0</text:span><text:span text:style-name="T2">,</text:span><text:span text:style-name="T5">"^"</text:span><text:span text:style-name="T2">,2)=</text:span><text:span text:style-name="T5">""</text:span><text:span text:style-name="T2">:</text:span><text:span text:style-name="T5">""</text:span><text:span text:style-name="T2">,</text:span><text:span text:style-name="T3">$D</text:span><text:span text:style-name="T2">(^DPT(</text:span><text:span text:style-name="T3">$P</text:span><text:span text:style-name="T2">(</text:span><text:span text:style-name="T4">N0</text:span><text:span text:style-name="T2">,</text:span><text:span text:style-name="T5">"^"</text:span><text:span text:style-name="T2">,2),0)):</text:span><text:span text:style-name="T3">$P</text:span><text:span text:style-name="T2">(^(0),</text:span><text:span text:style-name="T5">"^"</text:span><text:span text:style-name="T2">),1:</text:span><text:span text:style-name="T5">"*** Undefined"</text:span><text:span text:style-name="T2">),?50,</text:span><text:span text:style-name="T3">$S</text:span><text:span text:style-name="T2">(</text:span><text:span text:style-name="T3">$P</text:span><text:span text:style-name="T2">(</text:span><text:span text:style-name="T4">N0</text:span><text:span text:style-name="T2">,</text:span><text:span text:style-name="T5">"^"</text:span><text:span text:style-name="T2">,3)&lt;0:-</text:span><text:span text:style-name="T3">$P</text:span><text:span text:style-name="T2">(</text:span><text:span text:style-name="T4">N0</text:span><text:span text:style-name="T2">,</text:span><text:span text:style-name="T5">"^"</text:span><text:span text:style-name="T2">,3),1:</text:span><text:span text:style-name="T3">$P</text:span><text:span text:style-name="T2">(</text:span><text:span text:style-name="T4">N0</text:span><text:span text:style-name="T2">,</text:span><text:span text:style-name="T5">"^"</text:span><text:span text:style-name="T2">,3)),?60,</text:span><text:span text:style-name="T3">$P</text:span><text:span text:style-name="T2">(</text:span><text:span text:style-name="T4">N0</text:span><text:span text:style-name="T2">,</text:span><text:span text:style-name="T5">"^"</text:span><text:span text:style-name="T2">,4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4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CSTR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DPT($P(N0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<text:span text:style-name="T1">S </text:span><text:span text:style-name="T4">N0</text:span><text:span text:style-name="T2">=^PS(58.4,</text:span><text:span text:style-name="T4">PSCSSITE</text:span><text:span text:style-name="T2">,1,</text:span><text:span text:style-name="T4">DA</text:span><text:span text:style-name="T2">(1),2,</text:span><text:span text:style-name="T4">DA</text:span><text:span text:style-name="T2">,0) </text:span><text:span text:style-name="T3">S </text:span><text:span text:style-name="T4">Y</text:span><text:span text:style-name="T2">=</text:span><text:span text:style-name="T4">DA </text:span><text:span text:style-name="T3">X </text:span><text:span text:style-name="T2">^DD(</text:span><text:span text:style-name="T5">"DD"</text:span><text:span text:style-name="T2">) </text:span><text:span text:style-name="T3">W </text:span><text:span text:style-name="T2">!,</text:span><text:span text:style-name="T3">$P</text:span><text:span text:style-name="T2">(</text:span><text:span text:style-name="T4">Y</text:span><text:span text:style-name="T2">,</text:span><text:span text:style-name="T5">"@"</text:span><text:span text:style-name="T2">),</text:span><text:span text:style-name="T5">"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,2),?20,</text:span><text:span text:style-name="T3">$S</text:span><text:span text:style-name="T2">(</text:span><text:span text:style-name="T3">$P</text:span><text:span text:style-name="T2">(</text:span><text:span text:style-name="T4">N0</text:span><text:span text:style-name="T2">,</text:span><text:span text:style-name="T5">"^"</text:span><text:span text:style-name="T2">,2)=</text:span><text:span text:style-name="T5">""</text:span><text:span text:style-name="T2">:</text:span><text:span text:style-name="T5">""</text:span><text:span text:style-name="T2">,</text:span><text:span text:style-name="T3">$D</text:span><text:span text:style-name="T2">(^DPT(</text:span><text:span text:style-name="T3">$P</text:span><text:span text:style-name="T2">(</text:span><text:span text:style-name="T4">N0</text:span><text:span text:style-name="T2">,</text:span><text:span text:style-name="T5">"^"</text:span><text:span text:style-name="T2">,2),0)):</text:span><text:span text:style-name="T3">$P</text:span><text:span text:style-name="T2">(^(0),</text:span><text:span text:style-name="T5">"^"</text:span><text:span text:style-name="T2">),1:</text:span><text:span text:style-name="T5">"*** Undefined"</text:span><text:span text:style-name="T2">),?50,</text:span><text:span text:style-name="T3">$S</text:span><text:span text:style-name="T2">(</text:span><text:span text:style-name="T3">$P</text:span><text:span text:style-name="T2">(</text:span><text:span text:style-name="T4">N0</text:span><text:span text:style-name="T2">,</text:span><text:span text:style-name="T5">"^"</text:span><text:span text:style-name="T2">,3)&lt;0:-</text:span><text:span text:style-name="T3">$P</text:span><text:span text:style-name="T2">(</text:span><text:span text:style-name="T4">N0</text:span><text:span text:style-name="T2">,</text:span><text:span text:style-name="T5">"^"</text:span><text:span text:style-name="T2">,3),1:</text:span><text:span text:style-name="T3">$P</text:span><text:span text:style-name="T2">(</text:span><text:span text:style-name="T4">N0</text:span><text:span text:style-name="T2">,</text:span><text:span text:style-name="T5">"^"</text:span><text:span text:style-name="T2">,3)),?60,</text:span><text:span text:style-name="T3">$P</text:span><text:span text:style-name="T2">(</text:span><text:span text:style-name="T4">N0</text:span><text:span text:style-name="T2">,</text:span><text:span text:style-name="T5">"^"</text:span><text:span text:style-name="T2">,4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 office:value-type="string" calcext:value-type="string">
            <text:p>^DD("DD")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PSCSTR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PT($P(N0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<text:span text:style-name="T1">S </text:span><text:span text:style-name="T4">N0</text:span><text:span text:style-name="T2">=^PS(58.4,</text:span><text:span text:style-name="T4">PSCSSITE</text:span><text:span text:style-name="T2">,1,</text:span><text:span text:style-name="T4">DA</text:span><text:span text:style-name="T2">(1),2,</text:span><text:span text:style-name="T4">DA</text:span><text:span text:style-name="T2">,0) </text:span><text:span text:style-name="T3">S </text:span><text:span text:style-name="T4">Y</text:span><text:span text:style-name="T2">=</text:span><text:span text:style-name="T4">DA </text:span><text:span text:style-name="T3">X </text:span><text:span text:style-name="T2">^DD(</text:span><text:span text:style-name="T5">"DD"</text:span><text:span text:style-name="T2">) </text:span><text:span text:style-name="T3">W </text:span><text:span text:style-name="T2">!,</text:span><text:span text:style-name="T3">$P</text:span><text:span text:style-name="T2">(</text:span><text:span text:style-name="T4">Y</text:span><text:span text:style-name="T2">,</text:span><text:span text:style-name="T5">"@"</text:span><text:span text:style-name="T2">),</text:span><text:span text:style-name="T5">"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,2),?20,</text:span><text:span text:style-name="T3">$S</text:span><text:span text:style-name="T2">(</text:span><text:span text:style-name="T3">$P</text:span><text:span text:style-name="T2">(</text:span><text:span text:style-name="T4">N0</text:span><text:span text:style-name="T2">,</text:span><text:span text:style-name="T5">"^"</text:span><text:span text:style-name="T2">,2)=</text:span><text:span text:style-name="T5">""</text:span><text:span text:style-name="T2">:</text:span><text:span text:style-name="T5">""</text:span><text:span text:style-name="T2">,</text:span><text:span text:style-name="T3">$D</text:span><text:span text:style-name="T2">(^DPT(</text:span><text:span text:style-name="T3">$P</text:span><text:span text:style-name="T2">(</text:span><text:span text:style-name="T4">N0</text:span><text:span text:style-name="T2">,</text:span><text:span text:style-name="T5">"^"</text:span><text:span text:style-name="T2">,2),0)):</text:span><text:span text:style-name="T3">$P</text:span><text:span text:style-name="T2">(^(0),</text:span><text:span text:style-name="T5">"^"</text:span><text:span text:style-name="T2">),1:</text:span><text:span text:style-name="T5">"*** Undefined"</text:span><text:span text:style-name="T2">),?50,</text:span><text:span text:style-name="T3">$S</text:span><text:span text:style-name="T2">(</text:span><text:span text:style-name="T3">$P</text:span><text:span text:style-name="T2">(</text:span><text:span text:style-name="T4">N0</text:span><text:span text:style-name="T2">,</text:span><text:span text:style-name="T5">"^"</text:span><text:span text:style-name="T2">,3)&lt;0:-</text:span><text:span text:style-name="T3">$P</text:span><text:span text:style-name="T2">(</text:span><text:span text:style-name="T4">N0</text:span><text:span text:style-name="T2">,</text:span><text:span text:style-name="T5">"^"</text:span><text:span text:style-name="T2">,3),1:</text:span><text:span text:style-name="T3">$P</text:span><text:span text:style-name="T2">(</text:span><text:span text:style-name="T4">N0</text:span><text:span text:style-name="T2">,</text:span><text:span text:style-name="T5">"^"</text:span><text:span text:style-name="T2">,3)),?60,</text:span><text:span text:style-name="T3">$P</text:span><text:span text:style-name="T2">(</text:span><text:span text:style-name="T4">N0</text:span><text:span text:style-name="T2">,</text:span><text:span text:style-name="T5">"^"</text:span><text:span text:style-name="T2">,4)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4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6">
          <table:table-cell table:style-name="ce2" office:value-type="string" calcext:value-type="string">
            <text:p>PSCSTR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XECUTE</text:p>
          </table:table-cell>
          <table:table-cell table:style-name="ce6" office:value-type="string" calcext:value-type="string">
            <text:p>^DPT($P(N0,</text:p>
          </table:table-cell>
          <table:table-cell table:style-name="ce6" office:value-type="string" calcext:value-type="string">
            <text:p>PATIENT</text:p>
          </table:table-cell>
          <table:table-cell table:style-name="ce9" office:value-type="string" calcext:value-type="string">
            <text:p> <text:span text:style-name="T1">S </text:span><text:span text:style-name="T4">N0</text:span><text:span text:style-name="T2">=^PS(58.4,</text:span><text:span text:style-name="T4">PSCSSITE</text:span><text:span text:style-name="T2">,1,</text:span><text:span text:style-name="T4">DA</text:span><text:span text:style-name="T2">(1),2,</text:span><text:span text:style-name="T4">DA</text:span><text:span text:style-name="T2">,0) </text:span><text:span text:style-name="T3">S </text:span><text:span text:style-name="T4">Y</text:span><text:span text:style-name="T2">=</text:span><text:span text:style-name="T4">DA </text:span><text:span text:style-name="T3">X </text:span><text:span text:style-name="T2">^DD(</text:span><text:span text:style-name="T5">"DD"</text:span><text:span text:style-name="T2">) </text:span><text:span text:style-name="T3">W </text:span><text:span text:style-name="T2">!,</text:span><text:span text:style-name="T3">$P</text:span><text:span text:style-name="T2">(</text:span><text:span text:style-name="T4">Y</text:span><text:span text:style-name="T2">,</text:span><text:span text:style-name="T5">"@"</text:span><text:span text:style-name="T2">),</text:span><text:span text:style-name="T5">" "</text:span><text:span text:style-name="T2">,</text:span><text:span text:style-name="T3">$P</text:span><text:span text:style-name="T2">(</text:span><text:span text:style-name="T4">Y</text:span><text:span text:style-name="T2">,</text:span><text:span text:style-name="T5">"@"</text:span><text:span text:style-name="T2">,2),?20,</text:span><text:span text:style-name="T3">$S</text:span><text:span text:style-name="T2">(</text:span><text:span text:style-name="T3">$P</text:span><text:span text:style-name="T2">(</text:span><text:span text:style-name="T4">N0</text:span><text:span text:style-name="T2">,</text:span><text:span text:style-name="T5">"^"</text:span><text:span text:style-name="T2">,2)=</text:span><text:span text:style-name="T5">""</text:span><text:span text:style-name="T2">:</text:span><text:span text:style-name="T5">""</text:span><text:span text:style-name="T2">,</text:span><text:span text:style-name="T3">$D</text:span><text:span text:style-name="T2">(^DPT(</text:span><text:span text:style-name="T3">$P</text:span><text:span text:style-name="T2">(</text:span><text:span text:style-name="T4">N0</text:span><text:span text:style-name="T2">,</text:span><text:span text:style-name="T5">"^"</text:span><text:span text:style-name="T2">,2),0)):</text:span><text:span text:style-name="T3">$P</text:span><text:span text:style-name="T2">(^(0),</text:span><text:span text:style-name="T5">"^"</text:span><text:span text:style-name="T2">),1:</text:span><text:span text:style-name="T5">"*** Undefined"</text:span><text:span text:style-name="T2">),?50,</text:span><text:span text:style-name="T3">$S</text:span><text:span text:style-name="T2">(</text:span><text:span text:style-name="T3">$P</text:span><text:span text:style-name="T2">(</text:span><text:span text:style-name="T4">N0</text:span><text:span text:style-name="T2">,</text:span><text:span text:style-name="T5">"^"</text:span><text:span text:style-name="T2">,3)&lt;0:-</text:span><text:span text:style-name="T3">$P</text:span><text:span text:style-name="T2">(</text:span><text:span text:style-name="T4">N0</text:span><text:span text:style-name="T2">,</text:span><text:span text:style-name="T5">"^"</text:span><text:span text:style-name="T2">,3),1:</text:span><text:span text:style-name="T3">$P</text:span><text:span text:style-name="T2">(</text:span><text:span text:style-name="T4">N0</text:span><text:span text:style-name="T2">,</text:span><text:span text:style-name="T5">"^"</text:span><text:span text:style-name="T2">,3)),?60,</text:span><text:span text:style-name="T3">$P</text:span><text:span text:style-name="T2">(</text:span><text:span text:style-name="T4">N0</text:span><text:span text:style-name="T2">,</text:span><text:span text:style-name="T5">"^"</text:span><text:span text:style-name="T2">,4)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 office:value-type="string" calcext:value-type="string">
            <text:p>^DD("DD")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PSCSTR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DD(58.43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?70,</text:span><text:span text:style-name="T3">$S</text:span><text:span text:style-name="T2">(</text:span><text:span text:style-name="T3">$P</text:span><text:span text:style-name="T2">(</text:span><text:span text:style-name="T4">N0</text:span><text:span text:style-name="T2">,</text:span><text:span text:style-name="T5">"^"</text:span><text:span text:style-name="T2">,6)=</text:span><text:span text:style-name="T5">""</text:span><text:span text:style-name="T2">:</text:span><text:span text:style-name="T5">""</text:span><text:span text:style-name="T2">,</text:span><text:span text:style-name="T3">$D</text:span><text:span text:style-name="T2">(^DIC(3,</text:span><text:span text:style-name="T3">$P</text:span><text:span text:style-name="T2">(</text:span><text:span text:style-name="T4">N0</text:span><text:span text:style-name="T2">,</text:span><text:span text:style-name="T5">"^"</text:span><text:span text:style-name="T2">,6),0)):</text:span><text:span text:style-name="T3">$P</text:span><text:span text:style-name="T2">(^(0),</text:span><text:span text:style-name="T5">"^"</text:span><text:span text:style-name="T2">),1:</text:span><text:span text:style-name="T5">"*** Undefined"</text:span><text:span text:style-name="T2">) </text:span><text:span text:style-name="T3">S </text:span><text:span text:style-name="T4">X</text:span><text:span text:style-name="T2">=</text:span><text:span text:style-name="T3">$P</text:span><text:span text:style-name="T2">(</text:span><text:span text:style-name="T4">N0</text:span><text:span text:style-name="T2">,</text:span><text:span text:style-name="T5">"^"</text:span><text:span text:style-name="T2">,5),</text:span><text:span text:style-name="T4">Y</text:span><text:span text:style-name="T2">=^DD(58.43,4,0) </text:span><text:span text:style-name="T3">D </text:span><text:span text:style-name="T6">ENC</text:span><text:span text:style-name="T2">^PSIV </text:span><text:span text:style-name="T3">W </text:span><text:span text:style-name="T2">?95,</text:span><text:span text:style-name="T4">X </text:span><text:span text:style-name="T3">W</text:span><text:span text:style-name="T2">:</text:span><text:span text:style-name="T3">$P</text:span><text:span text:style-name="T2">(</text:span><text:span text:style-name="T4">N0</text:span><text:span text:style-name="T2">,</text:span><text:span text:style-name="T5">"^"</text:span><text:span text:style-name="T2">,9)]</text:span><text:span text:style-name="T5">"" </text:span><text:span text:style-name="T2">!?5,</text:span><text:span text:style-name="T5">"Comment: "</text:span><text:span text:style-name="T2">,</text:span><text:span text:style-name="T3">$P</text:span><text:span text:style-name="T2">(</text:span><text:span text:style-name="T4">N0</text:span><text:span text:style-name="T2">,</text:span><text:span text:style-name="T5">"^"</text:span><text:span text:style-name="T2">,9) </text:span><text:span text:style-name="T3">K </text:span><text:span text:style-name="T4">N0 </text:span><text:span text:style-name="T3">Q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CSTR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DD(58.43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?70,</text:span><text:span text:style-name="T3">$S</text:span><text:span text:style-name="T2">(</text:span><text:span text:style-name="T3">$P</text:span><text:span text:style-name="T2">(</text:span><text:span text:style-name="T4">N0</text:span><text:span text:style-name="T2">,</text:span><text:span text:style-name="T5">"^"</text:span><text:span text:style-name="T2">,6)=</text:span><text:span text:style-name="T5">""</text:span><text:span text:style-name="T2">:</text:span><text:span text:style-name="T5">""</text:span><text:span text:style-name="T2">,</text:span><text:span text:style-name="T3">$D</text:span><text:span text:style-name="T2">(^DIC(3,</text:span><text:span text:style-name="T3">$P</text:span><text:span text:style-name="T2">(</text:span><text:span text:style-name="T4">N0</text:span><text:span text:style-name="T2">,</text:span><text:span text:style-name="T5">"^"</text:span><text:span text:style-name="T2">,6),0)):</text:span><text:span text:style-name="T3">$P</text:span><text:span text:style-name="T2">(^(0),</text:span><text:span text:style-name="T5">"^"</text:span><text:span text:style-name="T2">),1:</text:span><text:span text:style-name="T5">"*** Undefined"</text:span><text:span text:style-name="T2">) </text:span><text:span text:style-name="T3">S </text:span><text:span text:style-name="T4">X</text:span><text:span text:style-name="T2">=</text:span><text:span text:style-name="T3">$P</text:span><text:span text:style-name="T2">(</text:span><text:span text:style-name="T4">N0</text:span><text:span text:style-name="T2">,</text:span><text:span text:style-name="T5">"^"</text:span><text:span text:style-name="T2">,5),</text:span><text:span text:style-name="T4">Y</text:span><text:span text:style-name="T2">=^DD(58.43,4,0) </text:span><text:span text:style-name="T3">D </text:span><text:span text:style-name="T6">ENC</text:span><text:span text:style-name="T2">^PSIV </text:span><text:span text:style-name="T3">W </text:span><text:span text:style-name="T2">?95,</text:span><text:span text:style-name="T4">X </text:span><text:span text:style-name="T3">W</text:span><text:span text:style-name="T2">:</text:span><text:span text:style-name="T3">$P</text:span><text:span text:style-name="T2">(</text:span><text:span text:style-name="T4">N0</text:span><text:span text:style-name="T2">,</text:span><text:span text:style-name="T5">"^"</text:span><text:span text:style-name="T2">,9)]</text:span><text:span text:style-name="T5">"" </text:span><text:span text:style-name="T2">!?5,</text:span><text:span text:style-name="T5">"Comment: "</text:span><text:span text:style-name="T2">,</text:span><text:span text:style-name="T3">$P</text:span><text:span text:style-name="T2">(</text:span><text:span text:style-name="T4">N0</text:span><text:span text:style-name="T2">,</text:span><text:span text:style-name="T5">"^"</text:span><text:span text:style-name="T2">,9) </text:span><text:span text:style-name="T3">K </text:span><text:span text:style-name="T4">N0 </text:span><text:span text:style-name="T3">Q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4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2" office:value-type="string" calcext:value-type="string">
            <text:p>PSCSTR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NAKED REFERENCE</text:p>
          </table:table-cell>
          <table:table-cell table:style-name="ce6" office:value-type="string" calcext:value-type="string">
            <text:p>^DD(58.43,</text:p>
          </table:table-cell>
          <table:table-cell table:style-name="ce8"/>
          <table:table-cell table:style-name="ce9" office:value-type="string" calcext:value-type="string">
            <text:p> <text:span text:style-name="T1">W </text:span><text:span text:style-name="T2">?70,</text:span><text:span text:style-name="T3">$S</text:span><text:span text:style-name="T2">(</text:span><text:span text:style-name="T3">$P</text:span><text:span text:style-name="T2">(</text:span><text:span text:style-name="T4">N0</text:span><text:span text:style-name="T2">,</text:span><text:span text:style-name="T5">"^"</text:span><text:span text:style-name="T2">,6)=</text:span><text:span text:style-name="T5">""</text:span><text:span text:style-name="T2">:</text:span><text:span text:style-name="T5">""</text:span><text:span text:style-name="T2">,</text:span><text:span text:style-name="T3">$D</text:span><text:span text:style-name="T2">(^DIC(3,</text:span><text:span text:style-name="T3">$P</text:span><text:span text:style-name="T2">(</text:span><text:span text:style-name="T4">N0</text:span><text:span text:style-name="T2">,</text:span><text:span text:style-name="T5">"^"</text:span><text:span text:style-name="T2">,6),0)):</text:span><text:span text:style-name="T3">$P</text:span><text:span text:style-name="T2">(^(0),</text:span><text:span text:style-name="T5">"^"</text:span><text:span text:style-name="T2">),1:</text:span><text:span text:style-name="T5">"*** Undefined"</text:span><text:span text:style-name="T2">) </text:span><text:span text:style-name="T3">S </text:span><text:span text:style-name="T4">X</text:span><text:span text:style-name="T2">=</text:span><text:span text:style-name="T3">$P</text:span><text:span text:style-name="T2">(</text:span><text:span text:style-name="T4">N0</text:span><text:span text:style-name="T2">,</text:span><text:span text:style-name="T5">"^"</text:span><text:span text:style-name="T2">,5),</text:span><text:span text:style-name="T4">Y</text:span><text:span text:style-name="T2">=^DD(58.43,4,0) </text:span><text:span text:style-name="T3">D </text:span><text:span text:style-name="T6">ENC</text:span><text:span text:style-name="T2">^PSIV </text:span><text:span text:style-name="T3">W </text:span><text:span text:style-name="T2">?95,</text:span><text:span text:style-name="T4">X </text:span><text:span text:style-name="T3">W</text:span><text:span text:style-name="T2">:</text:span><text:span text:style-name="T3">$P</text:span><text:span text:style-name="T2">(</text:span><text:span text:style-name="T4">N0</text:span><text:span text:style-name="T2">,</text:span><text:span text:style-name="T5">"^"</text:span><text:span text:style-name="T2">,9)]</text:span><text:span text:style-name="T5">"" </text:span><text:span text:style-name="T2">!?5,</text:span><text:span text:style-name="T5">"Comment: "</text:span><text:span text:style-name="T2">,</text:span><text:span text:style-name="T3">$P</text:span><text:span text:style-name="T2">(</text:span><text:span text:style-name="T4">N0</text:span><text:span text:style-name="T2">,</text:span><text:span text:style-name="T5">"^"</text:span><text:span text:style-name="T2">,9) </text:span><text:span text:style-name="T3">K </text:span><text:span text:style-name="T4">N0 </text:span><text:span text:style-name="T3">Q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4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PSCSTR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(58.4,</text:p>
          </table:table-cell>
          <table:table-cell table:style-name="ce6" office:value-type="string" calcext:value-type="string">
            <text:p>SPMP ASAP RECORD DEFINITION</text:p>
          </table:table-cell>
          <table:table-cell table:style-name="ce9" office:value-type="string" calcext:value-type="string">
            <text:p> <text:span text:style-name="T1">D </text:span><text:span text:style-name="T6">HDR</text:span><text:span text:style-name="T2">:</text:span><text:span text:style-name="T3">$Y</text:span><text:span text:style-name="T2">+5&gt;</text:span><text:span text:style-name="T4">IOSL</text:span><text:span text:style-name="T2">&amp;'</text:span><text:span text:style-name="T4">VIEW</text:span><text:span text:style-name="T2">,</text:span><text:span text:style-name="T6">DRG</text:span><text:span text:style-name="T2">:</text:span><text:span text:style-name="T3">$P</text:span><text:span text:style-name="T2">(^PS(58.4,</text:span><text:span text:style-name="T4">PSCSSITE</text:span><text:span text:style-name="T2">,1,</text:span><text:span text:style-name="T4">DA</text:span><text:span text:style-name="T2">(1),0),</text:span><text:span text:style-name="T5">"^"</text:span><text:span text:style-name="T2">,2) </text:span><text:span text:style-name="T3">F </text:span><text:span text:style-name="T4">DA</text:span><text:span text:style-name="T2">=</text:span><text:span text:style-name="T4">FR</text:span><text:span text:style-name="T2">-.000001:0 </text:span><text:span text:style-name="T3">S </text:span><text:span text:style-name="T4">DA</text:span><text:span text:style-name="T2">=</text:span><text:span text:style-name="T3">$O</text:span><text:span text:style-name="T2">(^PS(58.4,</text:span><text:span text:style-name="T4">PSCSSITE</text:span><text:span text:style-name="T2">,1,</text:span><text:span text:style-name="T4">DA</text:span><text:span text:style-name="T2">(1),2,</text:span><text:span text:style-name="T4">DA</text:span><text:span text:style-name="T2">)) </text:span><text:span text:style-name="T3">Q</text:span><text:span text:style-name="T2">:</text:span><text:span text:style-name="T4">DA</text:span><text:span text:style-name="T2">&gt;</text:span><text:span text:style-name="T4">TO</text:span><text:span text:style-name="T2">!'</text:span><text:span text:style-name="T4">DA  </text:span><text:span text:style-name="T3">D </text:span><text:span text:style-name="T6">HDR</text:span><text:span text:style-name="T2">:</text:span><text:span text:style-name="T3">$Y</text:span><text:span text:style-name="T2">+5&gt;</text:span><text:span text:style-name="T4">IOSL</text:span><text:span text:style-name="T2">&amp;'</text:span><text:span text:style-name="T4">VIEW</text:span><text:span text:style-name="T2">,</text:span><text:span text:style-name="T6">PRNTL</text:span><text:span text:style-name="T2">:'</text:span><text:span text:style-name="T4">VIEW</text:span><text:span text:style-name="T2">,</text:span><text:span text:style-name="T6">ENVWT1</text:span><text:span text:style-name="T2">^PSCSVW:</text:span><text:span text:style-name="T4">VIEW</text:span>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table:number-columns-repeated="3"/>
          <table:table-cell table:style-name="ce12" table:content-validation-name="val2" office:value-type="string" calcext:value-type="string">
            <text:p>Applications</text:p>
          </table:table-cell>
          <table:table-cell table:style-name="ce14"/>
          <table:table-cell table:style-name="ce16"/>
          <table:table-cell table:number-columns-repeated="1011"/>
        </table:table-row>
        <table:table-row table:style-name="ro7">
          <table:table-cell table:style-name="ce2" office:value-type="string" calcext:value-type="string">
            <text:p>PSCSTR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PS(58.4,</text:p>
          </table:table-cell>
          <table:table-cell table:style-name="ce6" office:value-type="string" calcext:value-type="string">
            <text:p>SPMP ASAP RECORD DEFINITION</text:p>
          </table:table-cell>
          <table:table-cell table:style-name="ce9" office:value-type="string" calcext:value-type="string">
            <text:p> <text:span text:style-name="T1">D </text:span><text:span text:style-name="T6">HDR</text:span><text:span text:style-name="T2">:</text:span><text:span text:style-name="T3">$Y</text:span><text:span text:style-name="T2">+5&gt;</text:span><text:span text:style-name="T4">IOSL</text:span><text:span text:style-name="T2">&amp;'</text:span><text:span text:style-name="T4">VIEW</text:span><text:span text:style-name="T2">,</text:span><text:span text:style-name="T6">DRG</text:span><text:span text:style-name="T2">:</text:span><text:span text:style-name="T3">$P</text:span><text:span text:style-name="T2">(^PS(58.4,</text:span><text:span text:style-name="T4">PSCSSITE</text:span><text:span text:style-name="T2">,1,</text:span><text:span text:style-name="T4">DA</text:span><text:span text:style-name="T2">(1),0),</text:span><text:span text:style-name="T5">"^"</text:span><text:span text:style-name="T2">,2) </text:span><text:span text:style-name="T3">F </text:span><text:span text:style-name="T4">DA</text:span><text:span text:style-name="T2">=</text:span><text:span text:style-name="T4">FR</text:span><text:span text:style-name="T2">-.000001:0 </text:span><text:span text:style-name="T3">S </text:span><text:span text:style-name="T4">DA</text:span><text:span text:style-name="T2">=</text:span><text:span text:style-name="T3">$O</text:span><text:span text:style-name="T2">(^PS(58.4,</text:span><text:span text:style-name="T4">PSCSSITE</text:span><text:span text:style-name="T2">,1,</text:span><text:span text:style-name="T4">DA</text:span><text:span text:style-name="T2">(1),2,</text:span><text:span text:style-name="T4">DA</text:span><text:span text:style-name="T2">)) </text:span><text:span text:style-name="T3">Q</text:span><text:span text:style-name="T2">:</text:span><text:span text:style-name="T4">DA</text:span><text:span text:style-name="T2">&gt;</text:span><text:span text:style-name="T4">TO</text:span><text:span text:style-name="T2">!'</text:span><text:span text:style-name="T4">DA  </text:span><text:span text:style-name="T3">D </text:span><text:span text:style-name="T6">HDR</text:span><text:span text:style-name="T2">:</text:span><text:span text:style-name="T3">$Y</text:span><text:span text:style-name="T2">+5&gt;</text:span><text:span text:style-name="T4">IOSL</text:span><text:span text:style-name="T2">&amp;'</text:span><text:span text:style-name="T4">VIEW</text:span><text:span text:style-name="T2">,</text:span><text:span text:style-name="T6">PRNTL</text:span><text:span text:style-name="T2">:'</text:span><text:span text:style-name="T4">VIEW</text:span><text:span text:style-name="T2">,</text:span><text:span text:style-name="T6">ENVWT1</text:span><text:span text:style-name="T2">^PSCSVW:</text:span><text:span text:style-name="T4">VIEW</text:span>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table:number-columns-repeated="2"/>
          <table:table-cell table:style-name="ce12" table:content-validation-name="val2" office:value-type="string" calcext:value-type="string">
            <text:p>Applications</text:p>
          </table:table-cell>
          <table:table-cell table:style-name="ce14" office:value-type="string" calcext:value-type="string">
            <text:p>Fileman Set/Edit API</text:p>
          </table:table-cell>
          <table:table-cell table:style-name="ce16"/>
          <table:table-cell table:number-columns-repeated="1011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PSCST.A1:PSCST.M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6:44:21.409695000</meta:creation-date>
    <dc:date>2016-01-31T16:44:33.451423000</dc:date>
    <meta:editing-duration>PT12S</meta:editing-duration>
    <meta:editing-cycles>1</meta:editing-cycles>
    <meta:document-statistic meta:table-count="1" meta:cell-count="285" meta:object-count="0"/>
    <meta:generator>LibreOffice/5.0.4.2$MacOSX_X86_64 LibreOffice_project/2b9802c1994aa0b7dc6079e128979269cf95bc78</meta:generator>
  </office:meta>
</office:document-meta>
</file>